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3" style:family="graphic" style:parent-style-name="objectwithoutfill">
      <style:graphic-properties svg:stroke-color="#ff0000" draw:marker-end="Arrow_20_concave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587cm" fo:min-width="0.241cm"/>
    </style:style>
    <style:style style:name="co1" style:family="table-column">
      <style:table-column-properties style:column-width="3.58cm" style:use-optimal-column-width="false"/>
    </style:style>
    <style:style style:name="co2" style:family="table-column">
      <style:table-column-properties style:column-width="4.298cm" style:use-optimal-column-width="false"/>
    </style:style>
    <style:style style:name="co3" style:family="table-column">
      <style:table-column-properties style:column-width="5.378cm" style:use-optimal-column-width="false"/>
    </style:style>
    <style:style style:name="co4" style:family="table-column">
      <style:table-column-properties style:column-width="3.103cm" style:use-optimal-column-width="false"/>
    </style:style>
    <style:style style:name="co5" style:family="table-column">
      <style:table-column-properties style:column-width="2.119cm" style:use-optimal-column-width="false"/>
    </style:style>
    <style:style style:name="co6" style:family="table-column">
      <style:table-column-properties style:column-width="3.911cm" style:use-optimal-column-width="false"/>
    </style:style>
    <style:style style:name="co7" style:family="table-column">
      <style:table-column-properties style:column-width="4.57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" fo:font-size="12pt" style:font-size-asian="12pt" style:font-size-complex="12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" fo:font-size="12pt" style:font-size-asian="12pt" style:font-size-complex="12pt"/>
    </style:style>
    <style:style style:name="P1" style:family="paragraph">
      <style:text-properties style:font-name="Noto Mono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color="#ff0000"/>
    </style:style>
    <style:style style:name="T1" style:family="text">
      <style:text-properties style:font-name="Noto Mono" fo:font-size="12pt" style:font-size-asian="12pt" style:font-size-complex="12pt"/>
    </style:style>
    <style:style style:name="T2" style:family="text">
      <style:text-properties style:font-name="Noto Sans CJK TC" fo:font-size="14pt" fo:font-weight="bold" style:font-weight-asian="bold" style:font-weight-complex="bold"/>
    </style:style>
    <style:style style:name="T3" style:family="text">
      <style:text-properties fo:color="#ff00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477cm" svg:height="3.379cm" svg:x="2.6cm" svg:y="8.8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stock_number</text:p>
              </table:table-cell>
              <table:table-cell>
                <text:p text:style-name="P1">author</text:p>
              </table:table-cell>
              <table:table-cell>
                <text:p text:style-name="P1">title</text:p>
              </table:table-cell>
              <table:table-cell>
                <text:p text:style-name="P1">condition</text:p>
              </table:table-cell>
              <table:table-cell>
                <text:p text:style-name="P1">price</text:p>
              </table:table-cell>
            </table:table-row>
            <table:table-row table:style-name="ro1" table:default-cell-style-name="ce2">
              <table:table-cell>
                <text:p text:style-name="P1">1421</text:p>
              </table:table-cell>
              <table:table-cell>
                <text:p><text:span text:style-name="T1">Toni Morrison</text:span></text:p>
              </table:table-cell>
              <table:table-cell>
                <text:p text:style-name="P1">Beloved</text:p>
              </table:table-cell>
              <table:table-cell>
                <text:p text:style-name="P1">good</text:p>
              </table:table-cell>
              <table:table-cell>
                <text:p text:style-name="P1">3.75</text:p>
              </table:table-cell>
            </table:table-row>
            <table:table-row table:style-name="ro1" table:default-cell-style-name="ce2">
              <table:table-cell>
                <text:p text:style-name="P1">1422</text:p>
              </table:table-cell>
              <table:table-cell>
                <text:p><text:span text:style-name="T1">Chinua Achebe</text:span></text:p>
              </table:table-cell>
              <table:table-cell>
                <text:p text:style-name="P1">Things Fall Apart</text:p>
              </table:table-cell>
              <table:table-cell>
                <text:p text:style-name="P1">like new</text:p>
              </table:table-cell>
              <table:table-cell>
                <text:p text:style-name="P1">5.00</text:p>
              </table:table-cell>
            </table:table-row>
            <table:table-row table:style-name="ro1" table:default-cell-style-name="ce2">
              <table:table-cell>
                <text:p text:style-name="P1">1423</text:p>
              </table:table-cell>
              <table:table-cell>
                <text:p><text:span text:style-name="T1">Clifford Simak</text:span></text:p>
              </table:table-cell>
              <table:table-cell>
                <text:p text:style-name="P1">Way Station</text:p>
              </table:table-cell>
              <table:table-cell>
                <text:p text:style-name="P1">fair</text:p>
              </table:table-cell>
              <table:table-cell>
                <text:p text:style-name="P1">2.5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362cm" svg:height="0.971cm" svg:x="2.6cm" svg:y="7.849cm">
          <draw:text-box>
            <text:p><text:span text:style-name="T2">catalog</text:span></text:p>
          </draw:text-box>
        </draw:frame>
        <draw:custom-shape draw:style-name="gr2" draw:text-style-name="P3" draw:layer="layout" svg:width="0.635cm" svg:height="0.508cm" svg:x="11.645cm" svg:y="13.42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6.358cm" svg:height="2.534cm" svg:x="2.6cm" svg:y="14.4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receipt_no</text:p>
              </table:table-cell>
              <table:table-cell>
                <text:p text:style-name="P1">date_sold</text:p>
              </table:table-cell>
              <table:table-cell>
                <text:p text:style-name="P1">payment</text:p>
              </table:table-cell>
              <table:table-cell>
                <text:p text:style-name="P1">stock_number</text:p>
              </table:table-cell>
            </table:table-row>
            <table:table-row table:style-name="ro1" table:default-cell-style-name="ce2">
              <table:table-cell>
                <text:p text:style-name="P1">948</text:p>
              </table:table-cell>
              <table:table-cell>
                <text:p><text:span text:style-name="T1">2021-07-23</text:span></text:p>
              </table:table-cell>
              <table:table-cell>
                <text:p text:style-name="P1">cash</text:p>
              </table:table-cell>
              <table:table-cell>
                <text:p text:style-name="P1">1423</text:p>
              </table:table-cell>
            </table:table-row>
            <table:table-row table:style-name="ro1" table:default-cell-style-name="ce2">
              <table:table-cell>
                <text:p text:style-name="P1">949</text:p>
              </table:table-cell>
              <table:table-cell>
                <text:p><text:span text:style-name="T1">2021-07-25</text:span></text:p>
              </table:table-cell>
              <table:table-cell>
                <text:p text:style-name="P1">credit card</text:p>
              </table:table-cell>
              <table:table-cell>
                <text:p text:style-name="P1">142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2.362cm" svg:height="0.971cm" svg:x="2.6cm" svg:y="13.474cm">
          <draw:text-box>
            <text:p><text:span text:style-name="T2">sales</text:span></text:p>
          </draw:text-box>
        </draw:frame>
        <draw:path draw:style-name="gr3" draw:text-style-name="P4" draw:layer="layout" svg:width="2.59cm" svg:height="2.619cm" draw:transform="rotate (-2.39616253006301) translate (4.17419028219943cm 13.7202483433662cm)" svg:viewBox="0 0 2591 2620" svg:d="M0 2620c2247 0 2591-2620 2591-2620">
          <text:p/>
        </draw:path>
        <draw:path draw:style-name="gr3" draw:text-style-name="P4" draw:layer="layout" svg:width="4.198cm" svg:height="4.764cm" draw:transform="rotate (-2.43927216258727) translate (5.47527605849769cm 13.6544937277961cm)" svg:viewBox="0 0 4199 4765" svg:d="M0 4765c4325 0 4199-4765 4199-4765">
          <text:p/>
        </draw:path>
        <draw:frame draw:style-name="gr4" draw:text-style-name="P5" draw:layer="layout" svg:width="1.651cm" svg:height="1.016cm" svg:x="1.962cm" svg:y="10.652cm">
          <draw:text-box>
            <text:p><text:span text:style-name="T3">x</text:span></text:p>
          </draw:text-box>
        </draw:frame>
        <draw:custom-shape draw:style-name="gr5" draw:text-style-name="P3" draw:layer="layout" svg:width="0.741cm" svg:height="0.837cm" svg:x="9.128cm" svg:y="16.68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8-19T15:52:07.741658526</dc:date>
    <meta:editing-duration>PT56M40S</meta:editing-duration>
    <meta:editing-cycles>17</meta:editing-cycles>
    <meta:generator>LibreOffice/6.4.7.2$Linux_X86_64 LibreOffice_project/40$Build-2</meta:generator>
    <meta:document-statistic meta:object-count="9"/>
  </office:meta>
</office:document-meta>
</file>